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42cm" fo:min-width="6.373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6.39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64cm" fo:min-width="4.62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812cm" fo:min-width="4.274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812cm" fo:min-width="1.798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88cm" fo:min-width="2.682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xtrémités_20_de_20_flèche_20_16" draw:marker-end-width="0.3cm" draw:fill="none"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1.342cm" fo:min-width="4.959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1.342cm" fo:min-width="8.164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Extrémités_20_de_20_flèche_20_18" draw:marker-end-width="0.3cm" draw:fill="none" draw:textarea-vertical-align="middle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1.342cm" fo:min-width="7.787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Extrémités_20_de_20_flèche_20_19" draw:marker-end-width="0.3cm" draw:fill="none" draw:textarea-vertical-align="middle" loext:decorative="false"/>
    </style:style>
    <style:style style:name="gr22" style:family="graphic" style:parent-style-name="standard">
      <style:graphic-properties draw:fill-color="#ff860d" draw:textarea-horizontal-align="justify" draw:textarea-vertical-align="middle" draw:auto-grow-height="false" fo:min-height="1.164cm" fo:min-width="6.748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color="#ff860d" draw:marker-end="Extrémités_20_de_20_flèche_20_20" draw:marker-end-width="0.3cm" draw:stroke-linejoin="round" draw:fill="none" draw:textarea-vertical-align="middle" loext:decorative="false"/>
    </style:style>
    <style:style style:name="gr24" style:family="graphic" style:parent-style-name="objectwithoutfill">
      <style:graphic-properties draw:marker-end="Extrémités_20_de_20_flèche_20_21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Extrémités_20_de_20_flèche_20_23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860d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9.719cm" svg:height="2.25cm" svg:x="2.031cm" svg:y="11.75cm">
          <text:p text:style-name="P1"><text:span text:style-name="T1">!*prec-generic-infix-parser-rec</text:span></text:p>
          <text:p text:style-name="P1"><text:span text:style-name="T1">For infix or prefix in ( …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9.75cm" svg:height="2.5cm" svg:x="9.75cm" svg:y="14.5cm">
          <text:p text:style-name="P1"><text:span text:style-name="T1">pre-check-!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7.25cm" svg:height="2cm" svg:x="21cm" svg:y="14.75cm">
          <text:p text:style-name="P1"><text:span text:style-name="T1">!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6.891cm" svg:y1="14cm" svg:x2="9.75cm" svg:y2="15.75cm" draw:start-shape="id1" draw:start-glue-point="8" draw:end-shape="id2" draw:end-glue-point="6" svg:d="M6891 14000l2859 1750" svg:viewBox="0 0 2860 1751">
          <text:p/>
        </draw:connector>
        <draw:connector draw:style-name="gr5" draw:text-style-name="P3" draw:layer="layout" draw:type="line" svg:x1="19.5cm" svg:y1="15.75cm" svg:x2="21cm" svg:y2="15.75cm" draw:start-shape="id2" draw:start-glue-point="10" draw:end-shape="id3" draw:end-glue-point="6" svg:d="M19500 15750h1500" svg:viewBox="0 0 1501 1">
          <text:p/>
        </draw:connector>
        <draw:frame draw:style-name="gr6" draw:text-style-name="P4" draw:layer="layout" svg:width="10.5cm" svg:height="1.673cm" svg:x="9.75cm" svg:y="17.827cm">
          <draw:text-box>
            <text:p><text:span text:style-name="T2">infix-with-precedence-to-prefix</text:span></text:p>
          </draw:text-box>
        </draw:frame>
        <draw:connector draw:style-name="gr7" draw:text-style-name="P3" draw:layer="layout" draw:type="curve" svg:x1="22.061cm" svg:y1="16.457cm" svg:x2="27.189cm" svg:y2="16.457cm" draw:start-shape="id3" draw:start-glue-point="7" draw:end-shape="id3" draw:end-glue-point="9" svg:d="M22061 16457c0 1192 5128 1192 5128 0" svg:viewBox="0 0 5129 895">
          <text:p/>
        </draw:connector>
        <draw:custom-shape draw:style-name="gr8" draw:text-style-name="P2" xml:id="id4" draw:id="id4" draw:layer="layout" svg:width="6.75cm" svg:height="1.5cm" svg:x="21.25cm" svg:y="11.75cm">
          <text:p text:style-name="P1"><text:span text:style-name="T1">!*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24.625cm" svg:y1="14.75cm" svg:x2="24.625cm" svg:y2="13.25cm" draw:start-shape="id3" draw:start-glue-point="4" draw:end-shape="id4" draw:end-glue-point="8" svg:d="M24625 14750v-1500" svg:viewBox="0 0 1 1501">
          <text:p/>
        </draw:connector>
        <draw:connector draw:style-name="gr10" draw:text-style-name="P3" draw:layer="layout" draw:type="curve" svg:x1="22.238cm" svg:y1="11.969cm" svg:x2="27.012cm" svg:y2="11.969cm" draw:start-shape="id4" draw:start-glue-point="5" draw:end-shape="id4" draw:end-glue-point="11" svg:d="M22238 11969c0-1080 4774-1080 4774 0" svg:viewBox="0 0 4775 811">
          <text:p/>
        </draw:connector>
        <draw:custom-shape draw:style-name="gr11" draw:text-style-name="P2" xml:id="id6" draw:id="id6" draw:layer="layout" svg:width="3.25cm" svg:height="1.5cm" svg:x="7.5cm" svg:y="3cm">
          <text:p text:style-name="P1"><text:span text:style-name="T1">nf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5" draw:id="id5" draw:layer="layout" svg:width="4.5cm" svg:height="1.75cm" svg:x="1.5cm" svg:y="1.25cm">
          <text:p text:style-name="P1"><text:span text:style-name="T1">define-in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5.341cm" svg:y1="2.744cm" svg:x2="7.5cm" svg:y2="3.75cm" draw:start-shape="id5" draw:start-glue-point="9" draw:end-shape="id6" draw:end-glue-point="6" svg:d="M5341 2744l2159 1006" svg:viewBox="0 0 2160 1007">
          <text:p/>
        </draw:connector>
        <draw:connector draw:style-name="gr14" draw:text-style-name="P3" draw:layer="layout" draw:type="line" svg:x1="6.141cm" svg:y1="9.25cm" svg:x2="6.891cm" svg:y2="11.75cm" draw:start-shape="id7" draw:start-glue-point="8" draw:end-shape="id1" draw:end-glue-point="4" svg:d="M6141 9250l750 2500" svg:viewBox="0 0 751 2501">
          <text:p/>
        </draw:connector>
        <draw:connector draw:style-name="gr15" draw:text-style-name="P3" draw:layer="layout" draw:type="curve" draw:line-skew="0.562cm -0.438cm" svg:x1="11.75cm" svg:y1="12.875cm" svg:x2="10.327cm" svg:y2="12.079cm" draw:start-shape="id1" draw:start-glue-point="10" draw:end-shape="id1" draw:end-glue-point="11" svg:d="M11750 12875c1594 0 1329-1032 575-1707s-1998-991-1998 911" svg:viewBox="0 0 2596 2232">
          <text:p/>
        </draw:connector>
        <draw:custom-shape draw:style-name="gr16" draw:text-style-name="P2" xml:id="id7" draw:id="id7" draw:layer="layout" svg:width="7.719cm" svg:height="2.25cm" svg:x="2.281cm" svg:y="7cm">
          <text:p text:style-name="P1"><text:span text:style-name="T1">!*prec-generic-infix-parser</text:span></text:p>
          <text:p text:style-name="P1"><text:span text:style-name="T1">For infix only in { ... } or from {array[ … ]},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" draw:layer="layout" draw:type="line" svg:x1="7.976cm" svg:y1="4.281cm" svg:x2="6.141cm" svg:y2="7cm" draw:start-shape="id6" draw:start-glue-point="7" draw:end-shape="id7" draw:end-glue-point="4" svg:d="M7976 4281l-1835 2719" svg:viewBox="0 0 1836 2720">
          <text:p/>
        </draw:connector>
        <draw:custom-shape draw:style-name="gr18" draw:text-style-name="P2" xml:id="id8" draw:id="id8" draw:layer="layout" svg:width="12.25cm" svg:height="2.25cm" svg:x="13.5cm" svg:y="1.5cm">
          <text:p text:style-name="P1"><text:span text:style-name="T1">!*prec-generic-infix-parser-prepare-runtime</text:span></text:p>
          <text:p text:style-name="P1"><text:span text:style-name="T1">For infix only in { ... } that need runtime evalu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3" draw:layer="layout" draw:type="line" svg:x1="10.75cm" svg:y1="3.75cm" svg:x2="13.5cm" svg:y2="2.625cm" draw:start-shape="id6" draw:start-glue-point="10" draw:end-shape="id8" draw:end-glue-point="6" svg:d="M10750 3750l2750-1125" svg:viewBox="0 0 2751 1126">
          <text:p/>
        </draw:connector>
        <draw:custom-shape draw:style-name="gr20" draw:text-style-name="P2" xml:id="id9" draw:id="id9" draw:layer="layout" svg:width="11.719cm" svg:height="2.25cm" svg:x="13.75cm" svg:y="5.25cm">
          <text:p text:style-name="P1"><text:span text:style-name="T1">!*prec-generic-infix-parser-rec-prep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3" draw:layer="layout" draw:type="line" svg:x1="19.625cm" svg:y1="3.75cm" svg:x2="19.61cm" svg:y2="5.25cm" draw:start-shape="id8" draw:start-glue-point="8" draw:end-shape="id9" draw:end-glue-point="4" svg:d="M19625 3750l-15 1500" svg:viewBox="0 0 16 1501">
          <text:p/>
        </draw:connector>
        <draw:custom-shape draw:style-name="gr22" draw:text-style-name="P5" xml:id="id10" draw:id="id10" draw:layer="layout" svg:width="10.25cm" svg:height="2cm" svg:x="14.5cm" svg:y="8.75cm">
          <text:p text:style-name="P1"><text:span text:style-name="T3">!*prec-generic-infix-parser-runtime</text:span><text:span text:style-name="T1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line" svg:x1="19.61cm" svg:y1="7.5cm" svg:x2="19.625cm" svg:y2="8.75cm" draw:start-shape="id9" draw:start-glue-point="8" draw:end-shape="id10" draw:end-glue-point="4" svg:d="M19610 7500l15 1250" svg:viewBox="0 0 16 1251">
          <text:p/>
        </draw:connector>
        <draw:line draw:style-name="gr24" draw:text-style-name="P3" draw:layer="layout" svg:x1="19.5cm" svg:y1="10.75cm" svg:x2="14.5cm" svg:y2="14.5cm">
          <text:p/>
        </draw:line>
        <draw:connector draw:style-name="gr25" draw:text-style-name="P3" draw:layer="layout" draw:type="curve" draw:line-skew="0.593cm -0.188cm" svg:x1="25.469cm" svg:y1="6.375cm" svg:x2="23.753cm" svg:y2="5.579cm" draw:start-shape="id9" draw:start-glue-point="10" draw:end-shape="id9" draw:end-glue-point="11" svg:d="M25469 6375c1641 0 1368-907 529-1488s-2245-835-2245 692" svg:viewBox="0 0 2914 194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3:27:08.266947023</meta:creation-date>
    <dc:date>2025-09-07T19:53:28.170664442</dc:date>
    <meta:editing-duration>P1DT3H54M8S</meta:editing-duration>
    <meta:editing-cycles>23</meta:editing-cycles>
    <meta:generator>LibreOffice/24.2.7.2$Linux_X86_64 LibreOffice_project/420$Build-2</meta:generator>
    <meta:document-statistic meta:object-count="25"/>
  </office:meta>
</office:document-meta>
</file>